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itle">
      <style:text-properties style:font-name="Liberation Sans" officeooo:rsid="0001fb5a" officeooo:paragraph-rsid="0001fb5a"/>
    </style:style>
    <style:style style:name="P2" style:family="paragraph" style:parent-style-name="Subtitle">
      <style:text-properties style:font-name="Liberation Sans" officeooo:rsid="0001fb5a" officeooo:paragraph-rsid="0001fb5a"/>
    </style:style>
    <style:style style:name="P3" style:family="paragraph" style:parent-style-name="Heading_20_1">
      <style:text-properties style:font-name="Liberation Sans" officeooo:rsid="0001fb5a" officeooo:paragraph-rsid="0001fb5a"/>
    </style:style>
    <style:style style:name="P4" style:family="paragraph" style:parent-style-name="Text_20_body">
      <style:text-properties style:font-name="Liberation Sans" officeooo:rsid="000266ba" officeooo:paragraph-rsid="000479e6"/>
    </style:style>
    <style:style style:name="P5" style:family="paragraph" style:parent-style-name="Text_20_body">
      <style:text-properties style:font-name="Liberation Sans" officeooo:paragraph-rsid="0001fb5a"/>
    </style:style>
    <style:style style:name="P6" style:family="paragraph" style:parent-style-name="Heading_20_2">
      <style:text-properties style:font-name="Liberation Sans" officeooo:rsid="0001fb5a" officeooo:paragraph-rsid="0001fb5a"/>
    </style:style>
    <style:style style:name="P7" style:family="paragraph" style:parent-style-name="Text_20_body">
      <style:text-properties style:font-name="Liberation Sans" officeooo:paragraph-rsid="000266ba"/>
    </style:style>
    <style:style style:name="P8" style:family="paragraph" style:parent-style-name="Heading_20_2">
      <style:text-properties style:font-name="Liberation Sans" officeooo:rsid="0006aa7f" officeooo:paragraph-rsid="00082564"/>
    </style:style>
    <style:style style:name="P9" style:family="paragraph" style:parent-style-name="Text_20_body">
      <style:text-properties style:font-name="Liberation Sans" officeooo:rsid="00036c8d" officeooo:paragraph-rsid="00073a2c"/>
    </style:style>
    <style:style style:name="P10" style:family="paragraph" style:parent-style-name="Text_20_body">
      <style:text-properties style:font-name="Liberation Sans" officeooo:rsid="0001fb5a" officeooo:paragraph-rsid="0001fb5a"/>
    </style:style>
    <style:style style:name="P11" style:family="paragraph" style:parent-style-name="Text_20_body">
      <style:text-properties style:font-name="Liberation Sans" officeooo:rsid="0001fb5a"/>
    </style:style>
    <style:style style:name="P12" style:family="paragraph" style:parent-style-name="Text_20_body" style:list-style-name="L1">
      <style:text-properties style:font-name="Liberation Sans" officeooo:rsid="0001fb5a"/>
    </style:style>
    <style:style style:name="P13" style:family="paragraph" style:parent-style-name="Heading">
      <style:text-properties style:font-name="Liberation Sans"/>
    </style:style>
    <style:style style:name="T1" style:family="text">
      <style:text-properties officeooo:rsid="00073a2c"/>
    </style:style>
    <style:style style:name="T2" style:family="text">
      <style:text-properties officeooo:rsid="00082564"/>
    </style:style>
    <style:style style:name="T3" style:family="text">
      <style:text-properties officeooo:rsid="000641e3"/>
    </style:style>
    <style:style style:name="T4" style:family="text">
      <style:text-properties officeooo:rsid="0003018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bedded System</text:p>
      <text:p text:style-name="P2">Francesco De Patre – 382760</text:p>
      <text:h text:style-name="P3" text:outline-level="1">Introduzione</text:h>
      <text:p text:style-name="P4">Il laboratorio estende i concetti BLE introducendo connessioni complete tra dispositivi, permettendo uno scambio bidirezionale di dati.</text:p>
      <text:h text:style-name="P3" text:outline-level="1" text:is-list-header="true">Metodologia</text:h>
      <text:p text:style-name="P5">Sono stati implementati esempi di connessione e modificati parametri per osservare il comportamento del sistema.</text:p>
      <text:h text:style-name="P3" text:outline-level="1">Sezione LAB</text:h>
      <text:h text:style-name="P6" text:outline-level="2">Obiettivo tecnico</text:h>
      <text:p text:style-name="P7">Comprendere il processo di connessione BLE e la gestione dei parametri.</text:p>
      <text:h text:style-name="P8" text:outline-level="2">Cosa è stato fatto durante il laboratorio</text:h>
      <text:p text:style-name="P5"><text:span text:style-name="T1">In questo laboratorio è stata </text:span>stabilita <text:span text:style-name="T1">una </text:span>connessione con smartphone <text:span text:style-name="T1">ed effettuato la </text:span>lettura <text:span text:style-name="T1">dello </text:span>stato <text:span text:style-name="T1">del </text:span>bottone <text:span text:style-name="T1">ed un eventuale </text:span>modifica parametri connessione</text:p>
      <text:h text:style-name="P6" text:outline-level="2">Cosa <text:span text:style-name="T2">si può capire</text:span></text:h>
      <text:p text:style-name="P5">Questo laboratorio ha evidenziato come <text:span text:style-name="T1">la </text:span>connessione BLE <text:span text:style-name="T1">risulta essere </text:span>più costosa <text:span text:style-name="T1">ripetto all’</text:span>advertising <text:span text:style-name="T1">in quanto I </text:span>parametri influenzano latenza e consumo, <text:span text:style-name="T1">inoltre si ha un </text:span>trade-off <text:span text:style-name="T1">tra </text:span>prestazioni <text:span text:style-name="T1">ed</text:span> energia.</text:p>
      <text:h text:style-name="P6" text:outline-level="2">Problemi riscontrati</text:h>
      <text:p text:style-name="P9">I problemi riscontrati riguardano <text:span text:style-name="T1">la </text:span><text:span text:style-name="T3">configurazione parametri non immediata </text:span><text:span text:style-name="T1">ed</text:span><text:span text:style-name="T3"> a causa di problemi di compatibilità non è stato possibile selezionare la board corretta nella build configuration pertanto non è stato possibile flashare il progetto sulla board.</text:span></text:p>
      <text:h text:style-name="P3" text:outline-level="1">GenAI Statement</text:h>
      <text:p text:style-name="P10">Durante lo svolgimento dei laboratori e la redazione del presente report sono stati utilizzati strumenti di Generative AI come supporto allo studio e alla scrittura.</text:p>
      <text:p text:style-name="P11"/>
      <text:p text:style-name="P11">In particolare, tali strumenti sono stati impiegati per:</text:p>
      <text:list text:style-name="L1">
        <text:list-item>
          <text:p text:style-name="P12"><text:soft-page-break/>migliorare la qualità espositiva del report, rendendo il testo più chiaro, strutturato e coerente;</text:p>
        </text:list-item>
        <text:list-item>
          <text:p text:style-name="P12">facilitare la comprensione della documentazione tecnica relativa ai diversi moduli del corso (ad esempio nRF Connect SDK e <text:span text:style-name="T4">Toolchain</text:span>);</text:p>
        </text:list-item>
        <text:list-item>
          <text:p text:style-name="P12">supportare la traduzione e riformulazione dei contenuti, al fine di ottenere una terminologia tecnica più precisa;</text:p>
        </text:list-item>
        <text:list-item>
          <text:p text:style-name="P12">assistere nella risoluzione di problemi pratici, in particolare legati alla compatibilità tra il sistema utilizzato (computer personale), gli strumenti software e la board utilizzata nei laboratori.</text:p>
        </text:list-item>
      </text:list>
      <text:p text:style-name="P11">Tutti i contenuti generati con il supporto di strumenti di GenAI sono stati revisionati criticamente, verificati e adattati sulla base della comprensione personale degli argomenti trattati.</text:p>
      <text:p text:style-name="P10"/>
      <text:p text:style-name="P13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5T14:10:49.923890000</meta:creation-date>
    <dc:date>2026-04-16T14:24:42.629064000</dc:date>
    <meta:editing-duration>PT58M58S</meta:editing-duration>
    <meta:editing-cycles>7</meta:editing-cycles>
    <meta:generator>LibreOffice/26.2.2.2$MacOSX_AARCH64 LibreOffice_project/1f77d10d6938fd34972958f64b2bcfa54f8b1ba5</meta:generator>
    <meta:print-date>2026-04-15T18:19:07.362841000</meta:print-date>
    <meta:printed-by>PDF files</meta:printed-by>
    <meta:document-statistic meta:table-count="0" meta:image-count="0" meta:object-count="0" meta:page-count="2" meta:paragraph-count="23" meta:word-count="300" meta:character-count="2103" meta:non-whitespace-character-count="1829"/>
  </office:meta>
</office:document-meta>
</file>